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10.522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style:paragraph-properties fo:margin-left="0cm" fo:margin-right="0cm" fo:text-indent="0.318cm"/>
    </style:style>
    <style:style style:name="P6" style:family="paragraph">
      <style:paragraph-properties fo:margin-left="0.318cm" fo:margin-right="0cm" fo:text-indent="0cm"/>
    </style:style>
    <style:style style:name="P7" style:family="paragraph">
      <style:paragraph-properties fo:margin-left="0cm" fo:margin-right="0cm" fo:text-indent="0cm"/>
    </style:style>
    <style:style style:name="P8"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P9" style:family="paragraph">
      <loext:graphic-properties draw:fill="none" draw:fill-color="#ffffff"/>
      <style:paragraph-properties fo:margin-left="0cm" fo:margin-right="0cm" fo:text-indent="0cm"/>
      <style:text-properties fo:color="#000000" style:font-name="Segoe UI1"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text-position="super 58%" style:font-name="Segoe UI" fo:font-size="32pt" fo:text-shadow="1pt 1pt" style:font-size-asian="32pt" style:font-size-complex="32pt"/>
    </style:style>
    <style:style style:name="T6"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74cm" svg:x="1.27cm" svg:y="0.508cm">
          <draw:text-box>
            <text:p text:style-name="P1"><text:span text:style-name="T1">Second Reading</text:span></text:p>
            <text:p text:style-name="P1"><text:span text:style-name="T2">Revelation 7:9–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146cm" svg:height="9.269cm" svg:x="1.27cm" svg:y="0.508cm">
          <draw:text-box>
            <text:p text:style-name="P4"><text:span text:style-name="T3">9</text:span><text:span text:style-name="T4">After this I looked, and behold, a great multitude that no one could number, from every nation, from all tribes and peoples and languages, standing before the throne and before the Lamb, clothed in white robes, with palm branches in their hand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5.146cm" svg:height="4.76cm" svg:x="1.27cm" svg:y="0.508cm">
          <draw:text-box>
            <text:p text:style-name="P4"><text:span text:style-name="T3">10</text:span><text:span text:style-name="T4">and crying out with a loud voice, “Salvation belongs to our God who sits on the throne, and to the Lamb!”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5.146cm" svg:height="6.263cm" svg:x="1.27cm" svg:y="0.508cm">
          <draw:text-box>
            <text:p text:style-name="P4"><text:span text:style-name="T3">11</text:span><text:span text:style-name="T4">And all the angels were standing around the throne and around the elders and the four living creatures, and they fell on their faces before the throne and worshiped God, </text:span><text:span text:style-name="T3">12</text:span><text:span text:style-name="T4">saying, “Ame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2" draw:layer="layout" svg:width="25.146cm" svg:height="9.269cm" svg:x="1.27cm" svg:y="0.508cm">
          <draw:text-box>
            <text:p text:style-name="P4"><text:span text:style-name="T4">Blessing and glory and wisdom and thanksgiving and honor and power and might be to our God forever and ever! Amen.”</text:span></text:p>
            <text:p text:style-name="P5"><text:span text:style-name="T5">13</text:span><text:span text:style-name="T6">Then one of the elders addressed me, saying, “Who are these, clothed in white robes, and from where have they com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5.146cm" svg:height="6.263cm" svg:x="1.27cm" svg:y="0.508cm">
          <draw:text-box>
            <text:p text:style-name="P4"><text:span text:style-name="T3">14</text:span><text:span text:style-name="T4">I said to him, “Sir, you know.” And he said to me, “These are the ones coming out of the great tribulation. They have washed their robes and made them white in the blood of the Lamb.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8" draw:layer="layout" svg:width="25.146cm" svg:height="9.269cm" svg:x="1.27cm" svg:y="0.508cm">
          <draw:text-box>
            <text:p text:style-name="P4"><text:span text:style-name="T3">15</text:span><text:span text:style-name="T4">“Therefore they are before the throne of God,</text:span></text:p>
            <text:p text:style-name="P6"><text:span text:style-name="T4">and serve him day and night in his temple;</text:span></text:p>
            <text:p text:style-name="P6"><text:span text:style-name="T4">and he who sits on the throne will shelter them with his presence.</text:span></text:p>
            <text:p text:style-name="P7"><text:span text:style-name="T3">16</text:span><text:span text:style-name="T4">They shall hunger no more, neither thirst anymor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9" draw:layer="layout" svg:width="25.4cm" svg:height="10.772cm" svg:x="1.27cm" svg:y="0.508cm">
          <draw:text-box>
            <text:p text:style-name="P7"><text:span text:style-name="T4">the sun shall not strike them, nor any scorching heat. </text:span></text:p>
            <text:p text:style-name="P7"><text:span text:style-name="T3">17</text:span><text:span text:style-name="T4">For the Lamb in the midst of the throne will be their shepherd, and he will guide them to springs of living water, and God will wipe away every tear from their eye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4T18:46:10.867000000</meta:creation-date>
    <dc:date>2016-04-15T12:13:32.286000000</dc:date>
    <meta:editing-duration>PT3M7S</meta:editing-duration>
    <meta:editing-cycles>4</meta:editing-cycles>
    <meta:generator>LibreOffice/5.1.1.3$Windows_X86_64 LibreOffice_project/89f508ef3ecebd2cfb8e1def0f0ba9a803b88a6d</meta:generator>
    <meta:document-statistic meta:object-count="45"/>
  </office:meta>
</office:document-meta>
</file>